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Gochi1" svg:font-family="Gochi"/>
    <style:font-face style:name="Comfortaa" svg:font-family="Comfortaa" style:font-pitch="variable"/>
    <style:font-face style:name="Gochi" svg:font-family="Gochi" style:font-pitch="variable"/>
    <style:font-face style:name="Gochi Hand" svg:font-family="'Gochi Hand'" style:font-pitch="variable"/>
    <style:font-face style:name="Liberation Sans1" svg:font-family="'Liberation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svg:stroke-width="0.028cm" svg:stroke-color="#808080" draw:marker-start-width="0.242cm" draw:marker-end-width="0.242cm" draw:fill-color="#0337ab" draw:textarea-horizontal-align="justify" draw:textarea-vertical-align="middle" draw:auto-grow-height="false" fo:min-height="1.716cm" fo:min-width="3.416cm" fo:padding-top="0.014cm" fo:padding-bottom="0.014cm" fo:padding-left="0.014cm" fo:padding-right="0.014cm" draw:shadow="visible"/>
    </style:style>
    <style:style style:name="gr2" style:family="graphic" style:parent-style-name="standard">
      <style:graphic-properties draw:stroke="solid" svg:stroke-width="0.106cm" svg:stroke-color="#ec9ba4" draw:marker-start-width="0.359cm" draw:marker-end-width="0.359cm" draw:fill="none" draw:textarea-horizontal-align="justify" draw:textarea-vertical-align="top" draw:auto-grow-height="false" fo:min-height="11.37cm" fo:min-width="13.87cm" fo:padding-top="0.053cm" fo:padding-bottom="0.053cm" fo:padding-left="0.053cm" fo:padding-right="0.053cm"/>
    </style:style>
    <style:style style:name="gr3" style:family="graphic" style:parent-style-name="standard">
      <style:graphic-properties draw:stroke="none" draw:fill="none" draw:textarea-horizontal-align="justify" draw:textarea-vertical-align="top" draw:auto-grow-height="false" fo:min-height="15.882cm" fo:min-width="24.982cm"/>
    </style:style>
    <style:style style:name="gr4" style:family="graphic" style:parent-style-name="standard">
      <style:graphic-properties draw:stroke="solid" draw:stroke-dash="Ultrafine_20_Dashed" svg:stroke-width="0.081cm" svg:stroke-color="#55308d" draw:marker-start-width="0.321cm" draw:marker-end-width="0.321cm" draw:fill="none" draw:textarea-horizontal-align="justify" draw:textarea-vertical-align="top" draw:auto-grow-height="false" fo:min-height="12.232cm" fo:min-width="4.332cm" fo:padding-top="0.04cm" fo:padding-bottom="0.04cm" fo:padding-left="0.04cm" fo:padding-right="0.04cm"/>
    </style:style>
    <style:style style:name="gr5" style:family="graphic" style:parent-style-name="standard">
      <style:graphic-properties svg:stroke-width="0.028cm" svg:stroke-color="#666666" draw:marker-start-width="0.242cm" draw:marker-end-width="0.242cm" draw:fill-color="#0337ab" draw:textarea-horizontal-align="justify" draw:textarea-vertical-align="middle" draw:auto-grow-height="false" fo:min-height="1.716cm" fo:min-width="3.416cm" fo:padding-top="0.014cm" fo:padding-bottom="0.014cm" fo:padding-left="0.014cm" fo:padding-right="0.014cm" draw:shadow="visible"/>
    </style:style>
    <style:style style:name="gr6" style:family="graphic" style:parent-style-name="standard">
      <style:graphic-properties draw:stroke="solid" svg:stroke-width="0.053cm" draw:marker-start-width="0.279cm" draw:marker-end-width="0.279cm" draw:fill-color="#167b87" draw:textarea-horizontal-align="justify" draw:textarea-vertical-align="middle" draw:auto-grow-height="false" fo:min-height="1.444cm" fo:min-width="2.844cm" fo:padding-top="0.026cm" fo:padding-bottom="0.026cm" fo:padding-left="0.026cm" fo:padding-right="0.026cm"/>
    </style:style>
    <style:style style:name="gr7" style:family="graphic" style:parent-style-name="standard">
      <style:graphic-properties draw:stroke="solid" svg:stroke-width="0.053cm" svg:stroke-color="#bf819e" draw:marker-start-width="0.279cm" draw:marker-end-width="0.279cm" draw:fill-color="#026e00" draw:opacity="100%" draw:textarea-horizontal-align="justify" draw:textarea-vertical-align="middle" draw:auto-grow-height="false" fo:min-height="7.5cm" fo:min-width="3.7cm" fo:padding-top="0.026cm" fo:padding-bottom="0.026cm" fo:padding-left="0.026cm" fo:padding-right="0.026cm"/>
    </style:style>
    <style:style style:name="gr8" style:family="graphic" style:parent-style-name="objectwithoutfill">
      <style:graphic-properties draw:stroke="solid" draw:marker-end="Arrow" draw:marker-end-width="0.3cm" draw:fill="none" draw:textarea-vertical-align="middle"/>
    </style:style>
    <style:style style:name="gr9" style:family="graphic" style:parent-style-name="objectwithoutfill">
      <style:graphic-properties draw:stroke="solid" svg:stroke-width="0.053cm" draw:marker-start-width="0.279cm" draw:marker-end="Arrow" draw:marker-end-width="0.379cm" draw:fill="none" draw:textarea-vertical-align="middle" fo:padding-top="0.026cm" fo:padding-bottom="0.026cm" fo:padding-left="0.026cm" fo:padding-right="0.026cm"/>
    </style:style>
    <style:style style:name="gr10" style:family="graphic" style:parent-style-name="standard">
      <style:graphic-properties draw:stroke="solid" svg:stroke-width="0.053cm" draw:marker-start-width="0.279cm" draw:marker-end-width="0.279cm" draw:fill-color="#167b87" draw:textarea-horizontal-align="justify" draw:textarea-vertical-align="middle" draw:auto-grow-height="false" fo:min-height="1.392cm" fo:min-width="2.792cm" fo:padding-top="0.026cm" fo:padding-bottom="0.026cm" fo:padding-left="0.026cm" fo:padding-right="0.026cm"/>
    </style:style>
    <style:style style:name="gr11" style:family="graphic" style:parent-style-name="standard">
      <style:graphic-properties draw:stroke="solid" svg:stroke-width="0.106cm" svg:stroke-color="#ec9ba4" draw:marker-start-width="0.359cm" draw:marker-end-width="0.359cm" draw:fill="none" draw:textarea-horizontal-align="justify" draw:textarea-vertical-align="top" draw:auto-grow-height="false" fo:min-height="15.144cm" fo:min-width="17.244cm" fo:padding-top="0.053cm" fo:padding-bottom="0.053cm" fo:padding-left="0.053cm" fo:padding-right="0.053cm"/>
    </style:style>
    <style:style style:name="gr12" style:family="graphic" style:parent-style-name="standard">
      <style:graphic-properties draw:textarea-horizontal-align="justify" draw:textarea-vertical-align="middle" draw:auto-grow-height="false" fo:min-height="1.298cm" fo:min-width="2.222cm" fo:wrap-option="no-wrap"/>
    </style:style>
    <style:style style:name="gr13" style:family="graphic" style:parent-style-name="standard">
      <style:graphic-properties draw:stroke="solid" draw:stroke-dash="Fine_20_Dotted" svg:stroke-width="0.081cm" svg:stroke-color="#666666" draw:marker-start-width="0.321cm" draw:marker-end-width="0.321cm" draw:fill="none" draw:fill-color="#729fcf" draw:textarea-horizontal-align="justify" draw:textarea-vertical-align="top" draw:auto-grow-height="false" fo:min-height="12.549cm" fo:min-width="3.349cm" fo:padding-top="0.04cm" fo:padding-bottom="0.04cm" fo:padding-left="0.04cm" fo:padding-right="0.04cm"/>
    </style:style>
    <style:style style:name="gr14" style:family="graphic" style:parent-style-name="standard">
      <style:graphic-properties draw:stroke="solid" svg:stroke-width="0.053cm" svg:stroke-color="#666666" draw:marker-start-width="0.279cm" draw:marker-end-width="0.279cm" draw:fill-color="#0167b8" draw:textarea-horizontal-align="justify" draw:textarea-vertical-align="middle" draw:auto-grow-height="false" fo:min-height="0.656cm" fo:min-width="2.141cm" fo:padding-top="0.026cm" fo:padding-bottom="0.026cm" fo:padding-left="0.026cm" fo:padding-right="0.026cm"/>
    </style:style>
    <style:style style:name="gr15" style:family="graphic" style:parent-style-name="standard">
      <style:graphic-properties draw:stroke="solid" svg:stroke-width="0.053cm" svg:stroke-color="#666666" draw:marker-start-width="0.279cm" draw:marker-end-width="0.279cm" draw:fill-color="#ce181e" draw:textarea-horizontal-align="justify" draw:textarea-vertical-align="middle" draw:auto-grow-height="false" fo:min-height="0.656cm" fo:min-width="2.141cm" fo:padding-top="0.026cm" fo:padding-bottom="0.026cm" fo:padding-left="0.026cm" fo:padding-right="0.026cm"/>
    </style:style>
    <style:style style:name="gr16" style:family="graphic" style:parent-style-name="standard">
      <style:graphic-properties draw:stroke="solid" svg:stroke-width="0.053cm" svg:stroke-color="#666666" draw:marker-start-width="0.279cm" draw:marker-end-width="0.279cm" draw:fill-color="#0167b8" draw:textarea-horizontal-align="justify" draw:textarea-vertical-align="middle" draw:auto-grow-height="false" fo:min-height="0.655cm" fo:min-width="2.141cm" fo:padding-top="0.026cm" fo:padding-bottom="0.026cm" fo:padding-left="0.026cm" fo:padding-right="0.026cm"/>
    </style:style>
    <style:style style:name="gr17" style:family="graphic" style:parent-style-name="standard">
      <style:graphic-properties draw:stroke="solid" draw:stroke-dash="Fine_20_Dotted" svg:stroke-width="0.081cm" svg:stroke-color="#666666" draw:marker-start-width="0.321cm" draw:marker-end-width="0.321cm" draw:fill="none" draw:fill-color="#729fcf" draw:textarea-horizontal-align="justify" draw:textarea-vertical-align="top" draw:auto-grow-height="false" fo:min-height="13.996cm" fo:min-width="13.096cm" fo:padding-top="0.04cm" fo:padding-bottom="0.04cm" fo:padding-left="0.04cm" fo:padding-right="0.04cm"/>
    </style:style>
    <style:style style:name="gr18" style:family="graphic" style:parent-style-name="standard">
      <style:graphic-properties draw:stroke="solid" draw:stroke-dash="Fine_20_Dotted" svg:stroke-width="0.081cm" svg:stroke-color="#666666" draw:marker-start-width="0.321cm" draw:marker-end-width="0.321cm" draw:fill="none" draw:fill-color="#729fcf" draw:textarea-horizontal-align="justify" draw:textarea-vertical-align="top" draw:auto-grow-height="false" fo:min-height="15.062cm" fo:min-width="4.162cm" fo:padding-top="0.04cm" fo:padding-bottom="0.04cm" fo:padding-left="0.04cm" fo:padding-right="0.04cm"/>
    </style:style>
    <style:style style:name="gr19" style:family="graphic" style:parent-style-name="standard">
      <style:graphic-properties draw:stroke="solid" svg:stroke-width="0.053cm" svg:stroke-color="#666666" draw:marker-start-width="0.279cm" draw:marker-end-width="0.279cm" draw:fill-color="#0167b8" draw:textarea-horizontal-align="justify" draw:textarea-vertical-align="middle" draw:auto-grow-height="false" fo:min-height="0.798cm" fo:min-width="2.662cm" fo:padding-top="0.026cm" fo:padding-bottom="0.026cm" fo:padding-left="0.026cm" fo:padding-right="0.026cm"/>
    </style:style>
    <style:style style:name="gr20" style:family="graphic" style:parent-style-name="standard">
      <style:graphic-properties draw:stroke="solid" svg:stroke-width="0.053cm" svg:stroke-color="#666666" draw:marker-start-width="0.279cm" draw:marker-end-width="0.279cm" draw:fill-color="#ce181e" draw:textarea-horizontal-align="justify" draw:textarea-vertical-align="middle" draw:auto-grow-height="false" fo:min-height="0.798cm" fo:min-width="2.662cm" fo:padding-top="0.026cm" fo:padding-bottom="0.026cm" fo:padding-left="0.026cm" fo:padding-right="0.026cm"/>
    </style:style>
    <style:style style:name="gr21" style:family="graphic" style:parent-style-name="objectwithoutfill">
      <style:graphic-properties draw:marker-end="Arrow" draw:marker-end-width="0.3cm" draw:fill="none" draw:textarea-vertical-align="middle"/>
    </style:style>
    <style:style style:name="gr22" style:family="graphic" style:parent-style-name="standard">
      <style:graphic-properties draw:stroke="solid" svg:stroke-width="0.081cm" draw:marker-start-width="0.321cm" draw:marker-end-width="0.321cm" draw:fill-color="#800080" draw:textarea-horizontal-align="justify" draw:textarea-vertical-align="middle" draw:auto-grow-height="false" fo:min-height="0.764cm" fo:min-width="1.619cm" fo:padding-top="0.04cm" fo:padding-bottom="0.04cm" fo:padding-left="0.04cm" fo:padding-right="0.04cm" fo:wrap-option="no-wrap"/>
    </style:style>
    <style:style style:name="gr23" style:family="graphic" style:parent-style-name="standard">
      <style:graphic-properties draw:stroke="solid" draw:stroke-dash="Fine_20_Dotted" svg:stroke-width="0.081cm" svg:stroke-color="#666666" draw:marker-start-width="0.321cm" draw:marker-end-width="0.321cm" draw:fill="none" draw:fill-color="#729fcf" draw:textarea-horizontal-align="justify" draw:textarea-vertical-align="top" draw:auto-grow-height="false" fo:min-height="10.44cm" fo:min-width="3.44cm" fo:padding-top="0.04cm" fo:padding-bottom="0.04cm" fo:padding-left="0.04cm" fo:padding-right="0.04cm"/>
    </style:style>
    <style:style style:name="gr24" style:family="graphic" style:parent-style-name="standard">
      <style:graphic-properties draw:stroke="solid" draw:stroke-dash="Fine_20_Dotted" svg:stroke-width="0.081cm" svg:stroke-color="#666666" draw:marker-start-width="0.321cm" draw:marker-end-width="0.321cm" draw:fill="none" draw:fill-color="#729fcf" draw:textarea-horizontal-align="justify" draw:textarea-vertical-align="top" draw:auto-grow-height="false" fo:min-height="11.98cm" fo:min-width="3.08cm" fo:padding-top="0.04cm" fo:padding-bottom="0.04cm" fo:padding-left="0.04cm" fo:padding-right="0.04cm"/>
    </style:style>
    <style:style style:name="gr25" style:family="graphic" style:parent-style-name="standard">
      <style:graphic-properties draw:stroke="solid" svg:stroke-width="0.081cm" draw:marker-start-width="0.321cm" draw:marker-end-width="0.321cm" draw:fill-color="#2a6099" draw:textarea-horizontal-align="justify" draw:textarea-vertical-align="middle" draw:auto-grow-height="false" fo:min-height="0.764cm" fo:min-width="1.619cm" fo:padding-top="0.04cm" fo:padding-bottom="0.04cm" fo:padding-left="0.04cm" fo:padding-right="0.04cm" fo:wrap-option="no-wrap"/>
    </style:style>
    <style:style style:name="gr26" style:family="graphic" style:parent-style-name="objectwithoutfill">
      <style:graphic-properties draw:marker-end="Arrow" draw:marker-end-width="0.3cm" draw:fill="none" draw:textarea-vertical-align="middle"/>
    </style:style>
    <style:style style:name="gr27" style:family="graphic" style:parent-style-name="standard">
      <style:graphic-properties draw:stroke="solid" svg:stroke-width="0.053cm" draw:marker-start-width="0.279cm" draw:marker-end-width="0.279cm" draw:fill-color="#00a933" draw:textarea-horizontal-align="justify" draw:textarea-vertical-align="middle" draw:auto-grow-height="false" fo:min-height="3.576cm" fo:min-width="2.476cm" fo:padding-top="0.026cm" fo:padding-bottom="0.026cm" fo:padding-left="0.026cm" fo:padding-right="0.026cm"/>
    </style:style>
    <style:style style:name="gr28" style:family="graphic" style:parent-style-name="standard">
      <style:graphic-properties draw:stroke="solid" svg:stroke-width="0.053cm" draw:marker-start-width="0.279cm" draw:marker-end-width="0.279cm" draw:fill-color="#00a933" draw:textarea-horizontal-align="justify" draw:textarea-vertical-align="middle" draw:auto-grow-height="false" fo:min-height="1.664cm" fo:min-width="2.564cm" fo:padding-top="0.026cm" fo:padding-bottom="0.026cm" fo:padding-left="0.026cm" fo:padding-right="0.026cm"/>
    </style:style>
    <style:style style:name="gr29" style:family="graphic" style:parent-style-name="standard">
      <style:graphic-properties draw:stroke="solid" draw:stroke-dash="Fine_20_Dotted" svg:stroke-width="0.081cm" svg:stroke-color="#666666" draw:marker-start-width="0.321cm" draw:marker-end-width="0.321cm" draw:fill="none" draw:fill-color="#729fcf" draw:textarea-horizontal-align="justify" draw:textarea-vertical-align="top" draw:auto-grow-height="false" fo:min-height="4.87cm" fo:min-width="3.17cm" fo:padding-top="0.04cm" fo:padding-bottom="0.04cm" fo:padding-left="0.04cm" fo:padding-right="0.04cm"/>
    </style:style>
    <style:style style:name="gr30" style:family="graphic" style:parent-style-name="standard">
      <style:graphic-properties draw:stroke="solid" svg:stroke-width="0.053cm" svg:stroke-color="#666666" draw:marker-start-width="0.279cm" draw:marker-end-width="0.279cm" draw:fill-color="#0167b8" draw:textarea-horizontal-align="justify" draw:textarea-vertical-align="middle" draw:auto-grow-height="false" fo:min-height="0.514cm" fo:min-width="2cm" fo:padding-top="0.026cm" fo:padding-bottom="0.026cm" fo:padding-left="0.026cm" fo:padding-right="0.026cm"/>
    </style:style>
    <style:style style:name="gr31" style:family="graphic" style:parent-style-name="standard">
      <style:graphic-properties draw:stroke="solid" draw:stroke-dash="Fine_20_Dotted" svg:stroke-width="0.081cm" svg:stroke-color="#666666" draw:marker-start-width="0.321cm" draw:marker-end-width="0.321cm" draw:fill="none" draw:fill-color="#729fcf" draw:textarea-horizontal-align="justify" draw:textarea-vertical-align="top" draw:auto-grow-height="false" fo:min-height="15.262cm" fo:min-width="24.262cm" fo:padding-top="0.04cm" fo:padding-bottom="0.04cm" fo:padding-left="0.04cm" fo:padding-right="0.04cm"/>
    </style:style>
    <style:style style:name="gr32" style:family="graphic" style:parent-style-name="standard">
      <style:graphic-properties draw:stroke="solid" svg:stroke-width="0.053cm" draw:marker-start-width="0.279cm" draw:marker-end-width="0.279cm" draw:fill="none" draw:fill-color="#0167b8" draw:textarea-horizontal-align="justify" draw:textarea-vertical-align="middle" draw:auto-grow-height="false" fo:min-height="2.114cm" fo:min-width="17.514cm" fo:padding-top="0.026cm" fo:padding-bottom="0.026cm" fo:padding-left="0.026cm" fo:padding-right="0.026cm" draw:shadow="hidden"/>
    </style:style>
    <style:style style:name="gr33" style:family="graphic" style:parent-style-name="standard">
      <style:graphic-properties draw:stroke="solid" svg:stroke-width="0.053cm" draw:marker-start-width="0.279cm" draw:marker-end-width="0.279cm" draw:fill-color="#0167b8" draw:textarea-horizontal-align="justify" draw:textarea-vertical-align="top" draw:auto-grow-height="false" fo:min-height="1.664cm" fo:min-width="4.664cm" fo:padding-top="0.026cm" fo:padding-bottom="0.026cm" fo:padding-left="0.026cm" fo:padding-right="0.026cm" draw:shadow="hidden"/>
    </style:style>
    <style:style style:name="gr34" style:family="graphic" style:parent-style-name="standard">
      <style:graphic-properties draw:stroke="solid" svg:stroke-width="0.053cm" draw:marker-start-width="0.279cm" draw:marker-end-width="0.279cm" draw:fill-color="#0167b8" draw:textarea-horizontal-align="justify" draw:textarea-vertical-align="bottom" draw:auto-grow-height="false" fo:min-height="1.664cm" fo:min-width="4.664cm" fo:padding-top="0.026cm" fo:padding-bottom="0.026cm" fo:padding-left="0.026cm" fo:padding-right="0.026cm" draw:shadow="hidden"/>
    </style:style>
    <style:style style:name="gr35" style:family="graphic" style:parent-style-name="standard">
      <style:graphic-properties draw:stroke="solid" svg:stroke-width="0.053cm" draw:marker-start-width="0.279cm" draw:marker-end-width="0.279cm" draw:fill-color="#00a933" draw:textarea-horizontal-align="justify" draw:textarea-vertical-align="middle" draw:auto-grow-height="false" fo:min-height="9.238cm" fo:min-width="3.738cm" fo:padding-top="0.026cm" fo:padding-bottom="0.026cm" fo:padding-left="0.026cm" fo:padding-right="0.026cm" draw:shadow="visible"/>
    </style:style>
    <style:style style:name="gr36" style:family="graphic" style:parent-style-name="standard">
      <style:graphic-properties draw:stroke="solid" svg:stroke-width="0.053cm" draw:marker-start-width="0.279cm" draw:marker-end-width="0.279cm" draw:fill-color="#0167b8" draw:textarea-horizontal-align="justify" draw:textarea-vertical-align="top" draw:auto-grow-height="false" fo:min-height="8.77cm" fo:min-width="4.37cm" fo:padding-top="0.026cm" fo:padding-bottom="0.026cm" fo:padding-left="0.026cm" fo:padding-right="0.026cm" draw:shadow="visible"/>
    </style:style>
    <style:style style:name="gr37" style:family="graphic" style:parent-style-name="standard">
      <style:graphic-properties draw:stroke="solid" svg:stroke-width="0.053cm" draw:marker-start-width="0.279cm" draw:marker-end-width="0.279cm" draw:fill-color="#0167b8" draw:textarea-horizontal-align="justify" draw:textarea-vertical-align="top" draw:auto-grow-height="false" fo:min-height="7.67cm" fo:min-width="4.37cm" fo:padding-top="0.026cm" fo:padding-bottom="0.026cm" fo:padding-left="0.026cm" fo:padding-right="0.026cm" draw:shadow="visible"/>
    </style:style>
    <style:style style:name="gr38" style:family="graphic" style:parent-style-name="standard">
      <style:graphic-properties draw:stroke="solid" svg:stroke-width="0.053cm" svg:stroke-color="#666666" draw:marker-start-width="0.279cm" draw:marker-end-width="0.279cm" draw:fill-color="#355269" draw:textarea-horizontal-align="justify" draw:textarea-vertical-align="middle" draw:auto-grow-height="false" fo:min-height="0.656cm" fo:min-width="2.282cm" fo:padding-top="0.026cm" fo:padding-bottom="0.026cm" fo:padding-left="0.026cm" fo:padding-right="0.026cm" draw:shadow="visible"/>
    </style:style>
    <style:style style:name="gr39" style:family="graphic" style:parent-style-name="standard">
      <style:graphic-properties draw:stroke="solid" svg:stroke-width="0.053cm" svg:stroke-color="#666666" draw:marker-start-width="0.279cm" draw:marker-end-width="0.279cm" draw:fill-color="#355269" draw:textarea-horizontal-align="justify" draw:textarea-vertical-align="middle" draw:auto-grow-height="false" fo:min-height="0.798cm" fo:min-width="2.848cm" fo:padding-top="0.026cm" fo:padding-bottom="0.026cm" fo:padding-left="0.026cm" fo:padding-right="0.026cm" draw:shadow="visible"/>
    </style:style>
    <style:style style:name="gr40" style:family="graphic" style:parent-style-name="standard">
      <style:graphic-properties draw:stroke="solid" svg:stroke-width="0.053cm" draw:marker-start-width="0.279cm" draw:marker-end-width="0.279cm" draw:fill-color="#8dd6f9" draw:textarea-horizontal-align="justify" draw:textarea-vertical-align="middle" draw:auto-grow-height="false" fo:min-height="1.212cm" fo:min-width="3.212cm" fo:padding-top="0.026cm" fo:padding-bottom="0.026cm" fo:padding-left="0.026cm" fo:padding-right="0.026cm" draw:shadow="visible"/>
    </style:style>
    <style:style style:name="gr41" style:family="graphic" style:parent-style-name="standard">
      <style:graphic-properties draw:fill-color="#00a933" draw:textarea-horizontal-align="justify" draw:textarea-vertical-align="middle" draw:auto-grow-height="false" fo:min-height="1.626cm" fo:min-width="3.926cm" draw:shadow="visible"/>
    </style:style>
    <style:style style:name="gr42" style:family="graphic" style:parent-style-name="standard">
      <style:graphic-properties draw:stroke="solid" svg:stroke-width="0.053cm" draw:marker-start-width="0.279cm" draw:marker-end-width="0.279cm" draw:fill="none" draw:fill-color="#0167b8" draw:textarea-horizontal-align="justify" draw:textarea-vertical-align="top" draw:auto-grow-height="false" fo:min-height="5.904cm" fo:min-width="6.104cm" fo:padding-top="0.026cm" fo:padding-bottom="0.026cm" fo:padding-left="0.026cm" fo:padding-right="0.026cm" draw:shadow="hidden"/>
    </style:style>
    <style:style style:name="gr43" style:family="graphic" style:parent-style-name="standard">
      <style:graphic-properties draw:stroke="solid" svg:stroke-width="0.053cm" svg:stroke-color="#666666" draw:marker-start-width="0.279cm" draw:marker-end-width="0.279cm" draw:fill-color="#355269" draw:textarea-horizontal-align="justify" draw:textarea-vertical-align="middle" draw:auto-grow-height="false" fo:min-height="0.726cm" fo:min-width="2.918cm" fo:padding-top="0.026cm" fo:padding-bottom="0.026cm" fo:padding-left="0.026cm" fo:padding-right="0.026cm" draw:shadow="visible"/>
    </style:style>
    <style:style style:name="P1" style:family="paragraph">
      <style:paragraph-properties fo:text-align="center"/>
    </style:style>
    <style:style style:name="P2" style:family="paragraph">
      <loext:graphic-properties draw:fill-color="#0337ab"/>
      <style:paragraph-properties fo:text-align="center"/>
      <style:text-properties style:font-name="Gochi1" fo:font-weight="bold"/>
    </style:style>
    <style:style style:name="P3" style:family="paragraph">
      <loext:graphic-properties draw:fill="none"/>
      <style:paragraph-properties fo:text-align="center"/>
      <style:text-properties style:font-name="Comfortaa" fo:font-size="22pt" style:font-size-asian="22pt" style:font-size-complex="22pt"/>
    </style:style>
    <style:style style:name="P4" style:family="paragraph">
      <loext:graphic-properties draw:fill="none"/>
      <style:paragraph-properties fo:text-align="center"/>
      <style:text-properties fo:font-size="28pt" style:font-size-asian="28pt" style:font-size-complex="28pt"/>
    </style:style>
    <style:style style:name="P5" style:family="paragraph">
      <loext:graphic-properties draw:fill="none"/>
      <style:paragraph-properties fo:text-align="center"/>
    </style:style>
    <style:style style:name="P6" style:family="paragraph">
      <loext:graphic-properties draw:fill-color="#167b87"/>
      <style:paragraph-properties fo:text-align="center"/>
      <style:text-properties style:use-window-font-color="true" style:font-name="Comfortaa"/>
    </style:style>
    <style:style style:name="P7" style:family="paragraph">
      <loext:graphic-properties draw:fill-color="#026e00" draw:opacity="100%"/>
      <style:paragraph-properties fo:text-align="center"/>
      <style:text-properties style:font-name="Comfortaa"/>
    </style:style>
    <style:style style:name="P8" style:family="paragraph">
      <loext:graphic-properties draw:fill="none"/>
    </style:style>
    <style:style style:name="P9" style:family="paragraph">
      <style:paragraph-properties fo:text-align="center"/>
      <style:text-properties fo:color="#0167b8" style:font-name="Gochi Hand" fo:font-size="36pt" style:font-size-asian="36pt" style:font-size-complex="36pt"/>
    </style:style>
    <style:style style:name="P10" style:family="paragraph">
      <loext:graphic-properties draw:fill="none"/>
      <style:paragraph-properties fo:text-align="center"/>
      <style:text-properties fo:color="#0167b8" style:font-name="Gochi Hand" fo:font-size="36pt" style:font-size-asian="36pt" style:font-size-complex="36pt"/>
    </style:style>
    <style:style style:name="P11" style:family="paragraph">
      <loext:graphic-properties draw:fill="none" draw:fill-color="#729fcf"/>
      <style:paragraph-properties fo:text-align="center"/>
      <style:text-properties fo:color="#0167b8" style:font-name="Comfortaa" fo:font-size="18pt" fo:letter-spacing="normal" style:font-size-asian="18pt" style:font-size-complex="18pt"/>
    </style:style>
    <style:style style:name="P12" style:family="paragraph">
      <loext:graphic-properties draw:fill-color="#0167b8"/>
      <style:paragraph-properties fo:text-align="center"/>
      <style:text-properties fo:color="#ffffff" style:font-name="Comfortaa"/>
    </style:style>
    <style:style style:name="P13" style:family="paragraph">
      <loext:graphic-properties draw:fill-color="#ce181e"/>
      <style:paragraph-properties fo:text-align="center"/>
      <style:text-properties style:font-name="Comfortaa"/>
    </style:style>
    <style:style style:name="P14" style:family="paragraph">
      <style:paragraph-properties fo:text-align="center"/>
      <style:text-properties fo:color="#0167b8"/>
    </style:style>
    <style:style style:name="P15" style:family="paragraph">
      <loext:graphic-properties draw:fill="none" draw:fill-color="#729fcf"/>
      <style:paragraph-properties fo:text-align="center"/>
      <style:text-properties fo:color="#0167b8" style:font-name="Gochi Hand" fo:font-size="22pt" fo:letter-spacing="normal" style:font-size-asian="22pt" style:font-size-complex="22pt"/>
    </style:style>
    <style:style style:name="P16" style:family="paragraph">
      <loext:graphic-properties draw:fill="none"/>
      <style:text-properties style:text-position="-33% 58%"/>
    </style:style>
    <style:style style:name="P17" style:family="paragraph">
      <loext:graphic-properties draw:fill-color="#800080"/>
      <style:paragraph-properties fo:text-align="center"/>
      <style:text-properties fo:color="#ffffff" style:font-name="Gochi Hand" fo:font-size="13pt" style:font-size-asian="13pt" style:font-size-complex="13pt"/>
    </style:style>
    <style:style style:name="P18" style:family="paragraph">
      <loext:graphic-properties draw:fill="none" draw:fill-color="#729fcf"/>
      <style:paragraph-properties fo:text-align="center"/>
      <style:text-properties fo:color="#0167b8" style:font-name="Comfortaa" fo:font-size="18pt" fo:letter-spacing="normal" style:font-size-asian="14pt" style:font-size-complex="14pt"/>
    </style:style>
    <style:style style:name="P19" style:family="paragraph">
      <loext:graphic-properties draw:fill="none" draw:fill-color="#729fcf"/>
      <style:paragraph-properties fo:text-align="center"/>
      <style:text-properties fo:color="#0167b8" style:font-name="Gochi Hand" fo:font-size="18pt" fo:letter-spacing="normal" style:font-size-asian="14pt" style:font-size-complex="14pt"/>
    </style:style>
    <style:style style:name="P20" style:family="paragraph">
      <loext:graphic-properties draw:fill-color="#2a6099"/>
      <style:paragraph-properties fo:text-align="center"/>
      <style:text-properties fo:color="#ffffff" style:font-name="Gochi Hand" fo:font-size="13pt" style:font-size-asian="13pt" style:font-size-complex="13pt"/>
    </style:style>
    <style:style style:name="P21" style:family="paragraph">
      <loext:graphic-properties draw:fill-color="#00a933"/>
      <style:paragraph-properties fo:text-align="center"/>
      <style:text-properties style:font-name="Comfortaa"/>
    </style:style>
    <style:style style:name="P22" style:family="paragraph">
      <loext:graphic-properties draw:fill-color="#0167b8"/>
      <style:paragraph-properties fo:text-align="center"/>
      <style:text-properties fo:color="#ffffff" style:font-name="Comfortaa" fo:font-size="14pt" style:font-size-asian="14pt" style:font-size-complex="14pt"/>
    </style:style>
    <style:style style:name="P23" style:family="paragraph">
      <loext:graphic-properties draw:fill="none" draw:fill-color="#729fcf"/>
      <style:paragraph-properties fo:text-align="center"/>
      <style:text-properties fo:color="#0167b8" style:font-name="Gochi Hand" fo:font-size="36pt" fo:letter-spacing="normal" style:font-size-asian="22pt" style:font-size-complex="22pt"/>
    </style:style>
    <style:style style:name="P24" style:family="paragraph">
      <loext:graphic-properties draw:fill="none" draw:fill-color="#0167b8"/>
      <style:paragraph-properties fo:text-align="center"/>
      <style:text-properties style:use-window-font-color="true" style:font-name="Comfortaa"/>
    </style:style>
    <style:style style:name="P25" style:family="paragraph">
      <loext:graphic-properties draw:fill-color="#00a933"/>
      <style:paragraph-properties fo:text-align="center"/>
      <style:text-properties fo:color="#ffffff" style:font-name="Comfortaa"/>
    </style:style>
    <style:style style:name="P26" style:family="paragraph">
      <loext:graphic-properties draw:fill-color="#0167b8"/>
      <style:paragraph-properties fo:text-align="center"/>
      <style:text-properties style:font-name="Comfortaa"/>
    </style:style>
    <style:style style:name="P27" style:family="paragraph">
      <loext:graphic-properties draw:fill-color="#355269"/>
      <style:paragraph-properties fo:text-align="center"/>
      <style:text-properties fo:color="#ffffff" style:font-name="Comfortaa"/>
    </style:style>
    <style:style style:name="P28" style:family="paragraph">
      <loext:graphic-properties draw:fill-color="#8dd6f9"/>
      <style:paragraph-properties fo:text-align="center"/>
      <style:text-properties style:font-name="Comfortaa"/>
    </style:style>
    <style:style style:name="P29" style:family="paragraph">
      <loext:graphic-properties draw:fill-color="#00a933"/>
      <style:paragraph-properties fo:text-align="center"/>
      <style:text-properties fo:color="#ffffff"/>
    </style:style>
    <style:style style:name="T1" style:family="text">
      <style:text-properties style:font-name="Gochi Hand" fo:font-size="20pt" fo:font-weight="bold" style:font-size-asian="20pt" style:font-size-complex="20pt"/>
    </style:style>
    <style:style style:name="T2" style:family="text">
      <style:text-properties style:font-name="Comfortaa" fo:font-size="22pt" style:font-size-asian="22pt" style:font-size-complex="22pt"/>
    </style:style>
    <style:style style:name="T3" style:family="text">
      <style:text-properties style:font-name="Comfortaa"/>
    </style:style>
    <style:style style:name="T4" style:family="text">
      <style:text-properties fo:color="#ffffff" style:font-name="Comfortaa"/>
    </style:style>
    <style:style style:name="T5" style:family="text">
      <style:text-properties style:text-position="-33% 58%" style:font-name="Comfortaa"/>
    </style:style>
    <style:style style:name="T6" style:family="text">
      <style:text-properties style:text-position="-33% 58%"/>
    </style:style>
    <style:style style:name="T7" style:family="text">
      <style:text-properties style:font-name="Gochi Hand" fo:font-size="36pt" style:font-size-asian="36pt" style:font-size-complex="36pt"/>
    </style:style>
    <style:style style:name="T8" style:family="text">
      <style:text-properties fo:color="#0167b8" style:font-name="Comfortaa" fo:font-size="18pt" fo:letter-spacing="normal" style:font-size-asian="18pt" style:font-size-complex="18pt"/>
    </style:style>
    <style:style style:name="T9" style:family="text">
      <style:text-properties fo:color="#0167b8" style:font-name="Gochi Hand" fo:font-size="22pt" fo:letter-spacing="normal" style:font-size-asian="22pt" style:font-size-complex="22pt"/>
    </style:style>
    <style:style style:name="T10" style:family="text">
      <style:text-properties style:text-position="-33% 58%" fo:font-size="18pt" style:font-size-asian="18pt" style:font-size-complex="18pt"/>
    </style:style>
    <style:style style:name="T11" style:family="text">
      <style:text-properties fo:color="#ffffff" style:font-name="Gochi Hand" fo:font-size="13pt" style:font-size-asian="13pt" style:font-size-complex="13pt"/>
    </style:style>
    <style:style style:name="T12" style:family="text">
      <style:text-properties fo:color="#0167b8" style:font-name="Comfortaa" fo:font-size="18pt" fo:letter-spacing="normal" style:font-size-asian="14pt" style:font-size-complex="14pt"/>
    </style:style>
    <style:style style:name="T13" style:family="text">
      <style:text-properties fo:color="#0167b8" style:font-name="Gochi Hand" fo:font-size="18pt" fo:letter-spacing="normal" style:font-size-asian="14pt" style:font-size-complex="14pt"/>
    </style:style>
    <style:style style:name="T14" style:family="text">
      <style:text-properties fo:color="#ffffff" style:font-name="Comfortaa" fo:font-size="14pt" style:font-size-asian="14pt" style:font-size-complex="14pt"/>
    </style:style>
    <style:style style:name="T15" style:family="text">
      <style:text-properties fo:color="#0167b8" style:font-name="Gochi Hand" fo:font-size="36pt" fo:letter-spacing="normal" style:font-size-asian="22pt" style:font-size-complex="22pt"/>
    </style:style>
    <style:style style:name="T16" style:family="text">
      <style:text-properties style:use-window-font-color="true" style:font-name="Comfortaa"/>
    </style:style>
    <style:style style:name="T17" style:family="text">
      <style:text-properties fo:color="#ffffff"/>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2" draw:layer="layout" svg:width="3.6cm" svg:height="1.9cm" svg:x="21.2cm" svg:y="3.8cm">
          <text:p text:style-name="P1"><text:span text:style-name="T1">Nodefon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3" draw:layer="layout" svg:width="15.1cm" svg:height="12.6cm" svg:x="11.3cm" svg:y="1.9cm">
          <text:p text:style-name="P1"><text:span text:style-name="T2">PM2 Produc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 draw:layer="layout" svg:width="26.7cm" svg:height="17.6cm" svg:x="1.5cm" svg:y="1.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5" draw:layer="layout" svg:width="4.8cm" svg:height="12.7cm" svg:x="2.9cm" svg:y="1.9cm">
          <text:p text:style-name="P1"><text:span text:style-name="T3">Front </text:span></text:p>
          <text:p text:style-name="P1"><text:span text:style-name="T3"/></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2" draw:layer="layout" svg:width="3.6cm" svg:height="1.9cm" svg:x="21.2cm" svg:y="6cm">
          <text:p text:style-name="P1"><text:span text:style-name="T1">Nodefon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2" draw:layer="layout" svg:width="3.6cm" svg:height="1.9cm" svg:x="21.2cm" svg:y="8.3cm">
          <text:p text:style-name="P1"><text:span text:style-name="T1">Nodefon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2" draw:layer="layout" svg:width="3.6cm" svg:height="1.9cm" svg:x="21.2cm" svg:y="10.7cm">
          <text:p text:style-name="P1"><text:span text:style-name="T1">Nodefon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6" draw:layer="layout" svg:width="3cm" svg:height="1.6cm" svg:x="3.8cm" svg:y="6.8cm">
          <text:p text:style-name="P1"><text:span text:style-name="T4">NGNIX</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7" draw:layer="layout" svg:width="4.1cm" svg:height="7.9cm" svg:x="12.7cm" svg:y="4.3cm">
          <text:p text:style-name="P1"><text:span text:style-name="T4">PM2</text:span></text:p>
          <text:p text:style-name="P1"><text:span text:style-name="T4"/></text:p>
          <text:p text:style-name="P1"><text:span text:style-name="T4">Daemon</text:span></text:p>
          <text:p text:style-name="P1"><text:span text:style-name="T3"><text:s/></text:span></text:p>
          <text:p text:style-name="P1"><text:span text:style-name="T4">Cluster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8" draw:text-style-name="P8" draw:layer="layout" svg:x1="16.8cm" svg:y1="7cm" svg:x2="21.2cm" svg:y2="4.8cm">
          <text:p/>
        </draw:line>
        <draw:line draw:style-name="gr8" draw:text-style-name="P8" draw:layer="layout" svg:x1="16.8cm" svg:y1="7.7cm" svg:x2="21.2cm" svg:y2="6.9cm">
          <text:p/>
        </draw:line>
        <draw:line draw:style-name="gr8" draw:text-style-name="P8" draw:layer="layout" svg:x1="16.8cm" svg:y1="8.3cm" svg:x2="21.2cm" svg:y2="9.3cm">
          <text:p/>
        </draw:line>
        <draw:line draw:style-name="gr8" draw:text-style-name="P8" draw:layer="layout" svg:x1="16.8cm" svg:y1="8.9cm" svg:x2="21.2cm" svg:y2="11.7cm">
          <text:p/>
        </draw:line>
        <draw:line draw:style-name="gr9" draw:text-style-name="P5" draw:layer="layout" svg:x1="6.9cm" svg:y1="7.6cm" svg:x2="12.7cm" svg:y2="7.6cm">
          <text:p text:style-name="P1"><text:span text:style-name="T5">Proxy</text:span><text:span text:style-name="T6">_pass</text:span></text:p>
        </draw:line>
        <draw:custom-shape draw:style-name="gr10" draw:text-style-name="P6" draw:layer="layout" svg:width="3cm" svg:height="1.6cm" svg:x="3.8cm" svg:y="8.8cm">
          <text:p text:style-name="P1"><text:span text:style-name="T4">Haprox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draw:page draw:name="page2" draw:style-name="dp1" draw:master-page-name="Standard">
        <draw:custom-shape draw:style-name="gr11" draw:text-style-name="P10" draw:layer="layout" svg:width="19cm" svg:height="16.9cm" svg:x="6.5cm" svg:y="2.3cm">
          <text:p text:style-name="P9"><text:span text:style-name="T7">Nodefon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 draw:layer="layout" svg:width="26.7cm" svg:height="17.6cm" svg:x="1.5cm" svg:y="1.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1" draw:layer="layout" svg:width="3.4cm" svg:height="2cm" svg:x="1.7cm" svg:y="8.8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3" draw:text-style-name="P11" draw:layer="layout" svg:width="3.799cm" svg:height="12.999cm" svg:x="8cm" svg:y="4.801cm">
          <text:p text:style-name="P1"><text:span text:style-name="T8">Server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12" draw:layer="layout" svg:width="3.101cm" svg:height="1cm" svg:x="8.31cm" svg:y="6.384cm">
          <text:p text:style-name="P1"><text:span text:style-name="T4">http</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3" draw:layer="layout" svg:width="3.101cm" svg:height="1cm" svg:x="8.307cm" svg:y="16.3cm">
          <text:p text:style-name="P1"><text:span text:style-name="T3">Sockj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12" draw:layer="layout" svg:width="3.101cm" svg:height="1cm" svg:x="8.31cm" svg:y="7.634cm">
          <text:p text:style-name="P1"><text:span text:style-name="T4">http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12" draw:layer="layout" svg:width="3.101cm" svg:height="1cm" svg:x="8.31cm" svg:y="8.884cm">
          <text:p text:style-name="P1"><text:span text:style-name="T4">http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12" draw:layer="layout" svg:width="3.101cm" svg:height="1cm" svg:x="8.31cm" svg:y="10.051cm">
          <text:p text:style-name="P1"><text:span text:style-name="T4">w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2" draw:layer="layout" svg:width="3.101cm" svg:height="0.999cm" svg:x="8.31cm" svg:y="11.301cm">
          <text:p text:style-name="P1"><text:span text:style-name="T4">ws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3" draw:layer="layout" svg:width="3.101cm" svg:height="1cm" svg:x="8.31cm" svg:y="15.05cm">
          <text:p text:style-name="P1"><text:span text:style-name="T3">Static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8" draw:layer="layout" svg:x1="5.1cm" svg:y1="9.7cm" svg:x2="8cm" svg:y2="9.7cm">
          <text:p/>
        </draw:line>
      </draw:page>
      <draw:page draw:name="page3" draw:style-name="dp1" draw:master-page-name="Standard">
        <draw:custom-shape draw:style-name="gr17" draw:text-style-name="P15" draw:layer="layout" svg:width="14.6cm" svg:height="15.5cm" svg:x="10.8cm" svg:y="2.7cm">
          <text:p text:style-name="P14"><text:span text:style-name="T9">HTTP KERNE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 draw:text-style-name="P11" draw:layer="layout" svg:width="4.7cm" svg:height="15.6cm" svg:x="5.2cm" svg:y="2.7cm">
          <text:p text:style-name="P1"><text:span text:style-name="T8">Server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12" draw:layer="layout" svg:width="3.836cm" svg:height="1.2cm" svg:x="5.584cm" svg:y="4.6cm">
          <text:p text:style-name="P1"><text:span text:style-name="T4">http</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13" draw:layer="layout" svg:width="3.836cm" svg:height="1.2cm" svg:x="5.58cm" svg:y="16.5cm">
          <text:p text:style-name="P1"><text:span text:style-name="T3">Sockj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12" draw:layer="layout" svg:width="3.836cm" svg:height="1.2cm" svg:x="5.584cm" svg:y="6.1cm">
          <text:p text:style-name="P1"><text:span text:style-name="T4">http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12" draw:layer="layout" svg:width="3.836cm" svg:height="1.2cm" svg:x="5.584cm" svg:y="7.6cm">
          <text:p text:style-name="P1"><text:span text:style-name="T4">http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12" draw:layer="layout" svg:width="3.836cm" svg:height="1.2cm" svg:x="5.584cm" svg:y="9cm">
          <text:p text:style-name="P1"><text:span text:style-name="T4">w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12" draw:layer="layout" svg:width="3.836cm" svg:height="1.2cm" svg:x="5.584cm" svg:y="10.5cm">
          <text:p text:style-name="P1"><text:span text:style-name="T4">ws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13" draw:layer="layout" svg:width="3.836cm" svg:height="1.2cm" svg:x="5.584cm" svg:y="15cm">
          <text:p text:style-name="P1"><text:span text:style-name="T3">Static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1" draw:text-style-name="P16" draw:layer="layout" svg:x1="3.5cm" svg:y1="8.2cm" svg:x2="5.1cm" svg:y2="9cm">
          <text:p text:style-name="P1"><text:span text:style-name="T10">443</text:span></text:p>
        </draw:line>
        <draw:line draw:style-name="gr21" draw:text-style-name="P16" draw:layer="layout" svg:x1="3.5cm" svg:y1="7.6cm" svg:x2="5cm" svg:y2="6.8cm">
          <text:p text:style-name="P1"><text:span text:style-name="T10">80</text:span></text:p>
        </draw:line>
        <draw:custom-shape draw:style-name="gr22" draw:text-style-name="P17" draw:layer="layout" svg:width="2.6cm" svg:height="1.3cm" svg:x="1cm" svg:y="7.4cm">
          <text:p text:style-name="P1"><text:span text:style-name="T11">REQUEST</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3" draw:text-style-name="P18" draw:layer="layout" svg:width="3.9cm" svg:height="10.9cm" svg:x="11.4cm" svg:y="5.4cm">
          <text:p text:style-name="P1"><text:span text:style-name="T12">Front </text:span></text:p>
          <text:p text:style-name="P1"><text:span text:style-name="T12">Controller</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4" draw:text-style-name="P19" draw:layer="layout" svg:width="3.5cm" svg:height="12.4cm" svg:x="15.8cm" svg:y="5cm">
          <text:p text:style-name="P1"><text:span text:style-name="T12">Firewall</text:span><text:span text:style-name="T13"> </text:span></text:p>
          <text:p text:style-name="P1"><text:span text:style-name="T13"/></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 draw:text-style-name="P20" draw:layer="layout" svg:width="2.6cm" svg:height="1.3cm" svg:x="25.8cm" svg:y="9.7cm">
          <text:p text:style-name="P1"><text:span text:style-name="T11">Response</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5" draw:text-style-name="P20" draw:layer="layout" svg:width="2.6cm" svg:height="1.3cm" svg:x="1cm" svg:y="15.9cm">
          <text:p text:style-name="P1"><text:span text:style-name="T11">Response</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26" draw:text-style-name="P16" draw:layer="layout" svg:x1="5.6cm" svg:y1="15.6cm" svg:x2="3.4cm" svg:y2="16.1cm">
          <text:p/>
        </draw:line>
        <draw:line draw:style-name="gr26" draw:text-style-name="P16" draw:layer="layout" svg:x1="5.6cm" svg:y1="17.1cm" svg:x2="3.5cm" svg:y2="16.7cm">
          <text:p/>
        </draw:line>
        <draw:custom-shape draw:style-name="gr27" draw:text-style-name="P21" draw:layer="layout" svg:width="2.8cm" svg:height="3.9cm" svg:x="12cm" svg:y="12cm">
          <text:p text:style-name="P1"><text:span text:style-name="T3">Rout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 draw:text-style-name="P21" draw:layer="layout" svg:width="2.8cm" svg:height="1.9cm" svg:x="12cm" svg:y="7.6cm">
          <text:p text:style-name="P1"><text:span text:style-name="T3">Domai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 draw:text-style-name="P21" draw:layer="layout" svg:width="2.8cm" svg:height="1.9cm" svg:x="12cm" svg:y="9.8cm">
          <text:p text:style-name="P1"><text:span text:style-name="T3">Contex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9" draw:text-style-name="P19" draw:layer="layout" svg:width="3.6cm" svg:height="5.3cm" svg:x="20.2cm" svg:y="8.7cm">
          <text:p text:style-name="P1"><text:span text:style-name="T13"><text:s/></text:span></text:p>
          <text:p text:style-name="P1"><text:span text:style-name="T13"/></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0" draw:text-style-name="P22" draw:layer="layout" svg:width="2.9cm" svg:height="0.8cm" svg:x="20.5cm" svg:y="10.8cm">
          <text:p text:style-name="P1"><text:span text:style-name="T14">View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 draw:text-style-name="P22" draw:layer="layout" svg:width="2.9cm" svg:height="0.8cm" svg:x="20.5cm" svg:y="12.3cm">
          <text:p text:style-name="P1"><text:span text:style-name="T14">Model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 draw:text-style-name="P22" draw:layer="layout" svg:width="2.9cm" svg:height="0.8cm" svg:x="20.6cm" svg:y="9.4cm">
          <text:p text:style-name="P1"><text:span text:style-name="T14">Controll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page>
      <draw:page draw:name="page4" draw:style-name="dp1" draw:master-page-name="Standard">
        <draw:custom-shape draw:style-name="gr31" draw:text-style-name="P23" draw:layer="layout" svg:width="26cm" svg:height="17cm" svg:x="2.2cm" svg:y="1.5cm">
          <text:p text:style-name="P1"><text:span text:style-name="T15">Nodefony Bundl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2" draw:text-style-name="P24" draw:layer="layout" svg:width="17.8cm" svg:height="2.4cm" svg:x="8.8cm" svg:y="15.2cm">
          <text:p text:style-name="P1"><text:span text:style-name="T16">Service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3" draw:text-style-name="P12" draw:layer="layout" svg:width="4.9cm" svg:height="1.9cm" svg:x="3.2cm" svg:y="4.6cm">
          <text:p text:style-name="P1"><text:span text:style-name="T4"/></text:p>
          <text:p text:style-name="P1"><text:span text:style-name="T4">CLI</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4" draw:text-style-name="P12" draw:layer="layout" svg:width="4.9cm" svg:height="1.9cm" svg:x="3.2cm" svg:y="6.8cm">
          <text:p text:style-name="P1"><text:span text:style-name="T4">Tests</text:span></text:p>
          <text:p text:style-name="P1"><text:span text:style-name="T4"/></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5" draw:text-style-name="P25" draw:layer="layout" svg:width="4.2cm" svg:height="9.7cm" svg:x="8.8cm" svg:y="4.8cm">
          <text:p text:style-name="P1"><text:span text:style-name="T4">Node</text:span></text:p>
          <text:p text:style-name="P1"><text:span text:style-name="T4"/></text:p>
          <text:p text:style-name="P1"><text:span text:style-name="T4">Packages</text:span></text:p>
          <text:p text:style-name="P1"><text:span text:style-name="T4"/></text:p>
          <text:p text:style-name="P1"><text:span text:style-name="T4">NPM</text:span></text:p>
          <text:p text:style-name="P1"><text:span text:style-name="T4"/></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6" draw:text-style-name="P26" draw:layer="layout" svg:width="4.9cm" svg:height="9.3cm" svg:x="21.5cm" svg:y="5.4cm">
          <text:p text:style-name="P1"><text:span text:style-name="T3">MVC</text:span></text:p>
          <text:p text:style-name="P1"><text:span text:style-name="T3"/></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7" draw:text-style-name="P12" draw:layer="layout" svg:width="4.9cm" svg:height="8.2cm" svg:x="3.2cm" svg:y="9.3cm">
          <text:p text:style-name="P1"><text:span text:style-name="T4">Config</text:span></text:p>
          <text:p text:style-name="P1"><text:span text:style-name="T4"/></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8" draw:text-style-name="P27" draw:layer="layout" svg:width="3.3cm" svg:height="1cm" svg:x="4cm" svg:y="10.7cm">
          <text:p text:style-name="P1"><text:span text:style-name="T4">Routing</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 draw:text-style-name="P27" draw:layer="layout" svg:width="3.3cm" svg:height="1cm" svg:x="4cm" svg:y="12.2cm">
          <text:p text:style-name="P1"><text:span text:style-name="T4">WAF</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 draw:text-style-name="P27" draw:layer="layout" svg:width="4.1cm" svg:height="1.2cm" svg:x="21.9cm" svg:y="8.8cm">
          <text:p text:style-name="P1"><text:span text:style-name="T4">view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 draw:text-style-name="P27" draw:layer="layout" svg:width="4.1cm" svg:height="1.2cm" svg:x="21.9cm" svg:y="7.1cm">
          <text:p text:style-name="P1"><text:span text:style-name="T4">Model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 draw:text-style-name="P27" draw:layer="layout" svg:width="4.1cm" svg:height="1.2cm" svg:x="22cm" svg:y="10.5cm">
          <text:p text:style-name="P1"><text:span text:style-name="T4">Controll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28" draw:layer="layout" svg:width="3.4cm" svg:height="1.4cm" svg:x="4cm" svg:y="15.3cm">
          <text:p text:style-name="P1"><text:span text:style-name="T3">Webpack</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8" draw:text-style-name="P27" draw:layer="layout" svg:width="3.3cm" svg:height="1cm" svg:x="4cm" svg:y="13.6cm">
          <text:p text:style-name="P1"><text:span text:style-name="T4">Servic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 draw:text-style-name="P29" draw:layer="layout" svg:width="4.1cm" svg:height="1.8cm" svg:x="14.8cm" svg:y="4.9cm">
          <text:p text:style-name="P1"><text:span text:style-name="T17">C++ Addon</text:span><text:span text:style-name="T17"><text:line-break/></text:span><text:span text:style-name="T17">N-API</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2" draw:text-style-name="P24" draw:layer="layout" svg:width="6.8cm" svg:height="6.6cm" svg:x="13.8cm" svg:y="7.9cm">
          <text:p text:style-name="P1"><text:span text:style-name="T16">Bundle</text:span></text:p>
          <text:p text:style-name="P1"><text:span text:style-name="T16"/></text:p>
          <text:p text:style-name="P1"><text:span text:style-name="T16"/></text:p>
          <text:p text:style-name="P1"><text:span text:style-name="T16"/></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9" draw:text-style-name="P27" draw:layer="layout" svg:width="4.1cm" svg:height="1.2cm" svg:x="15cm" svg:y="9.2cm">
          <text:p text:style-name="P1"><text:span text:style-name="T4">kernel</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 draw:text-style-name="P27" draw:layer="layout" svg:width="4.1cm" svg:height="1.2cm" svg:x="15.1cm" svg:y="10.8cm">
          <text:p text:style-name="P1"><text:span text:style-name="T4">event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 draw:text-style-name="P27" draw:layer="layout" svg:width="4.2cm" svg:height="1.1cm" svg:x="15cm" svg:y="12.7cm">
          <text:p text:style-name="P1"><text:span text:style-name="T4">logg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Gochi1" svg:font-family="Gochi"/>
    <style:font-face style:name="Comfortaa" svg:font-family="Comfortaa" style:font-pitch="variable"/>
    <style:font-face style:name="Gochi" svg:font-family="Gochi" style:font-pitch="variable"/>
    <style:font-face style:name="Gochi Hand" svg:font-family="'Gochi Hand'" style:font-pitch="variable"/>
    <style:font-face style:name="Liberation Sans1" svg:font-family="'Liberation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styles>
    <draw:gradient draw:name="Plein_20_bleu" draw:display-name="Plein bleu" draw:style="linear" draw:start-color="#729fcf" draw:end-color="#355269" draw:start-intensity="100%" draw:end-intensity="100%" draw:angle="300" draw:border="0%"/>
    <draw:gradient draw:name="Plein_20_jaune" draw:display-name="Plein jaune" draw:style="linear" draw:start-color="#ffde59" draw:end-color="#b47804" draw:start-intensity="100%" draw:end-intensity="100%" draw:angle="300" draw:border="0%"/>
    <draw:gradient draw:name="Plein_20_rouge" draw:display-name="Plein rouge" draw:style="linear" draw:start-color="#ff6d6d" draw:end-color="#c9211e" draw:start-intensity="100%" draw:end-intensity="100%" draw:angle="300" draw:border="0%"/>
    <draw:gradient draw:name="Plein_20_vert" draw:display-name="Plein vert" draw:style="linear" draw:start-color="#77bc65" draw:end-color="#127622" draw:start-intensity="100%" draw:end-intensity="100%" draw:angle="300" draw:border="0%"/>
    <draw:marker draw:name="Arrow" svg:viewBox="0 0 20 30" svg:d="M10 0l-10 30h20z"/>
    <draw:stroke-dash draw:name="Fine_20_Dotted" draw:display-name="Fine Dotted" draw:style="rect" draw:dots1="1" draw:distance="0.457cm"/>
    <draw:stroke-dash draw:name="Line_20_with_20_Fine_20_Dots" draw:display-name="Line with Fine Dots" draw:style="rect" draw:dots1="1" draw:dots1-length="2.007cm" draw:dots2="10" draw:distance="0.152cm"/>
    <draw:stroke-dash draw:name="Ultrafine_20_Dashed" draw:display-name="Ultrafine Dashed" draw:style="rect" draw:dots1="1" draw:distance="50%"/>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fr" fo:country="FR"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dash" draw:stroke-dash="Line_20_with_20_Fine_20_Dots" svg:stroke-width="0cm" svg:stroke-color="#3465a4" draw:marker-start-width="0.2cm" draw:marker-start-center="false" draw:marker-end-width="0.2cm" draw:marker-end-center="false" draw:fill="solid" draw:fill-color="#729fcf" draw:textarea-horizontal-align="justify" draw:auto-grow-width="true"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PingFang SC" style:font-family-asian="'PingFang SC'"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Plein_20_bleu"/>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Plein_20_vert"/>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Plein_20_rouge"/>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Plein_20_jaune"/>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3-12T11:44:10.656148241</meta:creation-date>
    <dc:date>2019-03-22T18:31:05.068965940</dc:date>
    <meta:editing-duration>P9DT4H33M23S</meta:editing-duration>
    <meta:editing-cycles>11</meta:editing-cycles>
    <meta:generator>LibreOffice/6.1.5.2$MacOSX_X86_64 LibreOffice_project/90f8dcf33c87b3705e78202e3df5142b201bd805</meta:generator>
    <meta:document-statistic meta:object-count="71"/>
  </office:meta>
</office:document-meta>
</file>